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65in"/>
    </style:style>
    <style:style style:name="Table1.J" style:family="table-column">
      <style:table-column-properties style:column-width="0.6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background-color="#d9d9d9" style:font-size-asian="12pt" style:font-size-complex="12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top="0.1665in" fo:margin-bottom="0.1665in" loext:contextual-spacing="false" fo:line-height="100%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d9d9d9" loext:char-shading-value="0" style:font-size-asian="12pt" style:font-size-complex="12pt"/>
    </style:style>
    <style:style style:name="T3" style:family="text">
      <style:text-properties fo:font-size="12pt" fo:background-color="#cfe2f3" loext:char-shading-value="0" style:font-size-asian="12pt" style:font-size-complex="12pt"/>
    </style:style>
    <style:style style:name="T4" style:family="text">
      <style:text-properties fo:font-size="12pt" fo:background-color="#b6d7a8" loext:char-shading-value="0" style:font-size-asian="12pt" style:font-size-complex="12pt"/>
    </style:style>
    <style:style style:name="T5" style:family="text">
      <style:text-properties fo:font-size="12pt" fo:background-color="#93c47d" loext:char-shading-value="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 → Ea | XbE | GX | bka </text:span></text:p>
      <text:p text:style-name="Standard"><text:span text:style-name="T1">H → Hn | +E+ </text:span></text:p>
      <text:p text:style-name="Standard"><text:span text:style-name="T1">B → Bb | Ba | Cb </text:span></text:p>
      <text:p text:style-name="Standard"><text:span text:style-name="T1">D → DJ | dG </text:span></text:p>
      <text:p text:style-name="Standard"><text:span text:style-name="T1">X → DXJ | eps </text:span></text:p>
      <text:p text:style-name="Standard"><text:span text:style-name="T1">G → GcG | k | GD | kF | H </text:span></text:p>
      <text:p text:style-name="Standard"><text:span text:style-name="T1">A → Aa | bE | G </text:span></text:p>
      <text:p text:style-name="Standard"><text:span text:style-name="T1">F → gFg | eps | gg </text:span></text:p>
      <text:p text:style-name="Standard"><text:span text:style-name="T1">C → HJn | +C | Bb</text:span></text:p>
      <text:p text:style-name="P1"/>
      <text:p text:style-name="Standard"><text:span text:style-name="T1">Eliminamos SI</text:span></text:p>
      <text:p text:style-name="P1"/>
      <text:p text:style-name="Standard"><text:span text:style-name="T1">E → Ea | XbE | GX | bka </text:span></text:p>
      <text:p text:style-name="Standard"><text:span text:style-name="T1">H → Hn | +E+ </text:span></text:p>
      <text:p text:style-name="Standard"><text:span text:style-name="T1">D → dG </text:span></text:p>
      <text:p text:style-name="Standard"><text:span text:style-name="T1">X → eps </text:span></text:p>
      <text:p text:style-name="Standard"><text:span text:style-name="T1">G → GcG | k | GD | kF | H </text:span></text:p>
      <text:p text:style-name="Standard"><text:span text:style-name="T1">F → gFg | eps | gg</text:span></text:p>
      <text:p text:style-name="P1"/>
      <text:p text:style-name="Standard"><text:span text:style-name="T1">Reemplazamos X</text:span></text:p>
      <text:p text:style-name="P1"><text:soft-page-break/></text:p>
      <text:p text:style-name="Standard"><text:span text:style-name="T1">E → Ea | bE | G | bka</text:span></text:p>
      <text:p text:style-name="Standard"><text:span text:style-name="T1">H → Hn | +E+ </text:span></text:p>
      <text:p text:style-name="Standard"><text:span text:style-name="T1">D → dG </text:span></text:p>
      <text:p text:style-name="Standard"><text:span text:style-name="T1">G → GcG | k | GD | kF | H </text:span></text:p>
      <text:p text:style-name="Standard"><text:span text:style-name="T1">F → gFg | eps | gg</text:span></text:p>
      <text:p text:style-name="P1"/>
      <text:p text:style-name="Standard"><text:span text:style-name="T1">Reescribimos E</text:span></text:p>
      <text:p text:style-name="P1"/>
      <text:p text:style-name="Standard"><text:span text:style-name="T1">E → BkA | G <text:s text:c="2"/></text:span></text:p>
      <text:p text:style-name="Standard"><text:span text:style-name="T1">A → aA | eps</text:span></text:p>
      <text:p text:style-name="Standard"><text:span text:style-name="T1">B → bB | eps</text:span></text:p>
      <text:p text:style-name="Standard"><text:span text:style-name="T1">H → Hn | +E+ </text:span></text:p>
      <text:p text:style-name="Standard"><text:span text:style-name="T1">D → dG </text:span></text:p>
      <text:p text:style-name="Standard"><text:span text:style-name="T1">G → GcG | k | GD | kF | H <text:s text:c="9"/>kkkkkckkkkk</text:span></text:p>
      <text:p text:style-name="Standard"><text:span text:style-name="T1">F → gFg | eps | gg <text:s text:c="22"/>kgg <text:s/></text:span></text:p>
      <text:p text:style-name="P1"/>
      <text:p text:style-name="P1"/>
      <text:p text:style-name="P1"/>
      <text:p text:style-name="P1"/>
      <text:p text:style-name="Standard"><text:span text:style-name="T1">Reescribimos G</text:span></text:p>
      <text:p text:style-name="P1"><text:soft-page-break/></text:p>
      <text:p text:style-name="Standard"><text:span text:style-name="T1">E → BkA | G <text:s text:c="2"/></text:span></text:p>
      <text:p text:style-name="Standard"><text:span text:style-name="T1">A → aA | eps</text:span></text:p>
      <text:p text:style-name="Standard"><text:span text:style-name="T1">B → bB | eps</text:span></text:p>
      <text:p text:style-name="Standard"><text:span text:style-name="T1">H → Hn | +E+</text:span></text:p>
      <text:p text:style-name="Standard"><text:span text:style-name="T1">G → GcL | GdL | L</text:span></text:p>
      <text:p text:style-name="Standard"><text:span text:style-name="T1">L → kF | H <text:s text:c="8"/></text:span></text:p>
      <text:p text:style-name="Standard"><text:span text:style-name="T1">F → ggF | eps</text:span></text:p>
      <text:p text:style-name="P1"/>
      <text:p text:style-name="Standard"><text:span text:style-name="T1">Sacar RI de H y G</text:span></text:p>
      <text:p text:style-name="P1"/>
      <text:p text:style-name="Standard"><text:span text:style-name="T2">E → BGA <text:s text:c="2"/></text:span></text:p>
      <text:p text:style-name="Standard"><text:span text:style-name="T2">A → aA | eps</text:span></text:p>
      <text:p text:style-name="Standard"><text:span text:style-name="T2">B → bB | eps</text:span></text:p>
      <text:p text:style-name="Standard"><text:span text:style-name="T2">H → +E+C</text:span></text:p>
      <text:p text:style-name="Standard"><text:span text:style-name="T2">C → nC | eps </text:span></text:p>
      <text:p text:style-name="Standard"><text:span text:style-name="T2">G → LD</text:span></text:p>
      <text:p text:style-name="Standard"><text:span text:style-name="T2">D → cLD | dLD | eps</text:span></text:p>
      <text:p text:style-name="Standard"><text:span text:style-name="T2">L → kF | H <text:s text:c="8"/></text:span></text:p>
      <text:p text:style-name="Standard"><text:span text:style-name="T2">F → ggF | eps</text:span></text:p>
      <text:p text:style-name="P3"/>
      <text:p text:style-name="Standard"><text:soft-page-break/><text:span text:style-name="T1">Para E → BGA</text:span></text:p>
      <text:p text:style-name="Standard"><text:span text:style-name="T1"><text:tab/>prim(BGA)={b,k,+}</text:span></text:p>
      <text:p text:style-name="Standard"><text:span text:style-name="T1"><text:tab/>prim(B)={b,eps}</text:span></text:p>
      <text:p text:style-name="Standard"><text:span text:style-name="T1"><text:tab/>prim(bB)={b}</text:span></text:p>
      <text:p text:style-name="Standard"><text:span text:style-name="T1"><text:tab/>prim(eps)={eps}</text:span></text:p>
      <text:p text:style-name="Standard"><text:span text:style-name="T1"><text:tab/>prim(G)={k,+}</text:span></text:p>
      <text:p text:style-name="P1"/>
      <text:p text:style-name="Standard"><text:span text:style-name="T1">Para A → aA</text:span></text:p>
      <text:p text:style-name="Standard"><text:span text:style-name="T1"><text:tab/>prim(aA) = {a}</text:span></text:p>
      <text:p text:style-name="Standard"><text:span text:style-name="T1">Para A → eps</text:span></text:p>
      <text:p text:style-name="Standard"><text:span text:style-name="T1"><text:tab/>prim(eps) = {eps}</text:span></text:p>
      <text:p text:style-name="Standard"><text:span text:style-name="T1"><text:tab/>sig(A) = {$,+}</text:span></text:p>
      <text:p text:style-name="P1"/>
      <text:p text:style-name="Standard"><text:span text:style-name="T1">Para B → bB</text:span></text:p>
      <text:p text:style-name="Standard"><text:span text:style-name="T1"><text:tab/>prim(bB)={b}</text:span></text:p>
      <text:p text:style-name="P1"/>
      <text:p text:style-name="Standard"><text:span text:style-name="T1">Para B → eps</text:span></text:p>
      <text:p text:style-name="Standard"><text:span text:style-name="T1"><text:tab/>prim(eps)={eps}</text:span></text:p>
      <text:p text:style-name="Standard"><text:span text:style-name="T1"><text:tab/>sig(B)={k,+}</text:span></text:p>
      <text:p text:style-name="Standard"><text:span text:style-name="T1"><text:tab/></text:span></text:p>
      <text:p text:style-name="P1"/>
      <text:p text:style-name="P1"><text:soft-page-break/></text:p>
      <text:p text:style-name="Standard"><text:span text:style-name="T1">Para H → +E+C</text:span></text:p>
      <text:p text:style-name="Standard"><text:span text:style-name="T1"><text:tab/>prim(+E+C) = {+}</text:span></text:p>
      <text:p text:style-name="P1"/>
      <text:p text:style-name="P1"/>
      <text:p text:style-name="Standard"><text:span text:style-name="T1">Para C → nC</text:span></text:p>
      <text:p text:style-name="Standard"><text:span text:style-name="T1"><text:tab/>prim(nC)={n}</text:span></text:p>
      <text:p text:style-name="P1"/>
      <text:p text:style-name="Standard"><text:span text:style-name="T1">Para C → eps</text:span></text:p>
      <text:p text:style-name="Standard"><text:span text:style-name="T1"><text:tab/>prim(eps)={eps}</text:span></text:p>
      <text:p text:style-name="Standard"><text:span text:style-name="T1"><text:tab/>sig(C)={c,d,$}</text:span></text:p>
      <text:p text:style-name="Standard"><text:span text:style-name="T1"><text:tab/>sig(H)={c,d,$}</text:span></text:p>
      <text:p text:style-name="Standard"><text:span text:style-name="T1"><text:tab/>sig(L)={c,d,$}</text:span></text:p>
      <text:p text:style-name="Standard"><text:span text:style-name="T1"><text:tab/></text:span><text:span text:style-name="T3">prim(D)={c,d,a,+,$}</text:span></text:p>
      <text:p text:style-name="Standard"><text:span text:style-name="T1"><text:tab/>prim(cLD)={c}</text:span></text:p>
      <text:p text:style-name="Standard"><text:span text:style-name="T1"><text:tab/>prim(dLD)={d}</text:span></text:p>
      <text:p text:style-name="Standard"><text:span text:style-name="T1"><text:tab/>prim(eps)={eps}</text:span></text:p>
      <text:p text:style-name="Standard"><text:span text:style-name="T1"><text:tab/>sig(D)={$}</text:span></text:p>
      <text:p text:style-name="Standard"><text:span text:style-name="T1"><text:tab/>sig(G)={$}</text:span></text:p>
      <text:p text:style-name="Standard"><text:span text:style-name="T1"><text:tab/>sig(E)={$}</text:span></text:p>
      <text:p text:style-name="P1"/>
      <text:p text:style-name="Standard"><text:soft-page-break/><text:span text:style-name="T1">Para G→LD</text:span></text:p>
      <text:p text:style-name="Standard"><text:span text:style-name="T1"><text:s text:c="6"/>prim(L)={k,+}</text:span></text:p>
      <text:p text:style-name="P1"/>
      <text:p text:style-name="Standard"><text:span text:style-name="T1">Para D → cLD</text:span></text:p>
      <text:p text:style-name="Standard"><text:span text:style-name="T1"><text:tab/>prim(cLD)={c}</text:span></text:p>
      <text:p text:style-name="P1"/>
      <text:p text:style-name="Standard"><text:span text:style-name="T1">Para D → dLD</text:span></text:p>
      <text:p text:style-name="Standard"><text:span text:style-name="T1"><text:tab/>prim(dLD)={d}</text:span></text:p>
      <text:p text:style-name="P1"/>
      <text:p text:style-name="Standard"><text:span text:style-name="T1">Para D → eps</text:span></text:p>
      <text:p text:style-name="Standard"><text:span text:style-name="T1"><text:tab/>prim(eps)={eps}</text:span></text:p>
      <text:p text:style-name="Standard"><text:span text:style-name="T1"><text:tab/></text:span><text:span text:style-name="T3">sig(D)={$,a,+}</text:span></text:p>
      <text:p text:style-name="P1"/>
      <text:p text:style-name="Standard"><text:span text:style-name="T1">Para L → kF</text:span></text:p>
      <text:p text:style-name="Standard"><text:span text:style-name="T1"><text:tab/>prim(kF) = {k}</text:span></text:p>
      <text:p text:style-name="P1"/>
      <text:p text:style-name="Standard"><text:span text:style-name="T1">Para L → H</text:span></text:p>
      <text:p text:style-name="Standard"><text:span text:style-name="T1"><text:s/><text:tab/>prim(H) = {+}</text:span></text:p>
      <text:p text:style-name="P1"/>
      <text:p text:style-name="Standard"><text:span text:style-name="T1">Para F → ggF</text:span></text:p>
      <text:p text:style-name="Standard"><text:span text:style-name="T1"><text:tab/>prim(ggF) = {g}</text:span></text:p>
      <text:p text:style-name="Standard"><text:soft-page-break/><text:span text:style-name="T1">Para F → eps</text:span></text:p>
      <text:p text:style-name="Standard"><text:span text:style-name="T1"><text:tab/>prim(eps) = {eps}</text:span></text:p>
      <text:p text:style-name="Standard"><text:span text:style-name="T1"><text:tab/>sig(F) = {d,c,$}</text:span></text:p>
      <text:p text:style-name="Standard"><text:span text:style-name="T1"><text:tab/>Prim(L) = {d,c,$}</text:span></text:p>
      <text:p text:style-name="P1"/>
      <text:p text:style-name="P1"/>
      <text:p text:style-name="Standard"><text:span text:style-name="T1">HAY QUE CORREGIR LOS QUE ESTÁN EN </text:span><text:span text:style-name="T3">color <text:s/></text:span><text:span text:style-name="T1">Y TERMINAR LA TAS</text:span></text:p>
      <text:p text:style-name="P1"/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a</text:span></text:p>
          </table:table-cell>
          <table:table-cell table:style-name="Table1.A1" office:value-type="string">
            <text:p text:style-name="P4"><text:span text:style-name="T1">b</text:span></text:p>
          </table:table-cell>
          <table:table-cell table:style-name="Table1.A1" office:value-type="string">
            <text:p text:style-name="P4"><text:span text:style-name="T1">c</text:span></text:p>
          </table:table-cell>
          <table:table-cell table:style-name="Table1.A1" office:value-type="string">
            <text:p text:style-name="P4"><text:span text:style-name="T1">d</text:span></text:p>
          </table:table-cell>
          <table:table-cell table:style-name="Table1.A1" office:value-type="string">
            <text:p text:style-name="P4"><text:span text:style-name="T1">g</text:span></text:p>
          </table:table-cell>
          <table:table-cell table:style-name="Table1.A1" office:value-type="string">
            <text:p text:style-name="P4"><text:span text:style-name="T1">k</text:span></text:p>
          </table:table-cell>
          <table:table-cell table:style-name="Table1.A1" office:value-type="string">
            <text:p text:style-name="P4"><text:span text:style-name="T1">+</text:span></text:p>
          </table:table-cell>
          <table:table-cell table:style-name="Table1.A1" office:value-type="string">
            <text:p text:style-name="P4"><text:span text:style-name="T1">n</text:span></text:p>
          </table:table-cell>
          <table:table-cell table:style-name="Table1.A1" office:value-type="string">
            <text:p text:style-name="P4"><text:span text:style-name="T1">$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E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BkA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BkA</text:span></text:p>
          </table:table-cell>
          <table:table-cell table:style-name="Table1.A1" office:value-type="string">
            <text:p text:style-name="P4"><text:span text:style-name="T1">G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A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B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H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C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G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D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L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F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Forma normal de chomsky </text:span></text:p>
      <text:p text:style-name="Standard"><text:span text:style-name="T1">E → Ea | XbE | GX | bka </text:span></text:p>
      <text:p text:style-name="Standard"><text:span text:style-name="T1">H → Hn | +E+ </text:span></text:p>
      <text:p text:style-name="Standard"><text:span text:style-name="T1">D → dG </text:span></text:p>
      <text:p text:style-name="Standard"><text:span text:style-name="T1">X → eps </text:span></text:p>
      <text:p text:style-name="Standard"><text:span text:style-name="T1">G → GcG | k | GD | kF | H </text:span></text:p>
      <text:p text:style-name="Standard"><text:span text:style-name="T1">F → gFg | eps | gg</text:span></text:p>
      <text:p text:style-name="P1"/>
      <text:p text:style-name="Standard"><text:span text:style-name="T1">Remplazamos X para sacar las e-produciones </text:span></text:p>
      <text:p text:style-name="Standard"><text:span text:style-name="T1">E → Ea | bE | G | bka</text:span></text:p>
      <text:p text:style-name="Standard"><text:span text:style-name="T1">H → Hn | +E+ </text:span></text:p>
      <text:p text:style-name="Standard"><text:span text:style-name="T1">D → dG </text:span></text:p>
      <text:p text:style-name="Standard"><text:soft-page-break/><text:span text:style-name="T1">G → GcG | k | GD | kF | H </text:span></text:p>
      <text:p text:style-name="Standard"><text:span text:style-name="T1">F → gFg | gg</text:span></text:p>
      <text:p text:style-name="P1"/>
      <text:p text:style-name="Standard"><text:span text:style-name="T1">Sacamos las producciones unitarias </text:span></text:p>
      <text:p text:style-name="Standard"><text:span text:style-name="T1">E → Ea | bE | bka | +E+ | Hn | GcG | k | GD | kF <text:s/></text:span></text:p>
      <text:p text:style-name="Standard"><text:span text:style-name="T1">H → Hn | +E+ <text:s/></text:span></text:p>
      <text:p text:style-name="Standard"><text:span text:style-name="T1">D → dG <text:s/></text:span></text:p>
      <text:p text:style-name="Standard"><text:span text:style-name="T1">G → GcG | k | GD | kF <text:s/></text:span></text:p>
      <text:p text:style-name="Standard"><text:span text:style-name="T1">F → gFg | gg</text:span></text:p>
      <text:p text:style-name="Standard"><text:span text:style-name="T4">reescribimos la expresión para hacer la forma normal de chomsky (dos variables un terminal )</text:span></text:p>
      <text:p text:style-name="Standard"><text:span text:style-name="T4">E → EA | BE | BZ | TV | HN | GQ| k | GD | KF <text:s/></text:span></text:p>
      <text:p text:style-name="Standard"><text:span text:style-name="T4">A→a</text:span></text:p>
      <text:p text:style-name="Standard"><text:span text:style-name="T4">B→b</text:span></text:p>
      <text:p text:style-name="Standard"><text:span text:style-name="T4">V→ET</text:span></text:p>
      <text:p text:style-name="Standard"><text:span text:style-name="T4">T→+</text:span></text:p>
      <text:p text:style-name="Standard"><text:span text:style-name="T4">Z→KA</text:span></text:p>
      <text:p text:style-name="Standard"><text:span text:style-name="T4">K→k</text:span></text:p>
      <text:p text:style-name="Standard"><text:span text:style-name="T4">Q→CG</text:span></text:p>
      <text:p text:style-name="Standard"><text:span text:style-name="T4">C→c</text:span></text:p>
      <text:p text:style-name="Standard"><text:span text:style-name="T4">N→n</text:span></text:p>
      <text:p text:style-name="Standard"><text:span text:style-name="T4">H → HN | TV <text:s/></text:span></text:p>
      <text:p text:style-name="Standard"><text:soft-page-break/><text:span text:style-name="T4">D → XG <text:s/></text:span></text:p>
      <text:p text:style-name="Standard"><text:span text:style-name="T4">X→d</text:span></text:p>
      <text:p text:style-name="Standard"><text:span text:style-name="T4">G → GQ | k | GD | KF <text:s/></text:span></text:p>
      <text:p text:style-name="Standard"><text:span text:style-name="T4">F → GR | GG</text:span></text:p>
      <text:p text:style-name="Standard"><text:span text:style-name="T4">R→FG</text:span></text:p>
      <text:p text:style-name="Standard"><text:span text:style-name="T4">G→g</text:span></text:p>
      <text:p text:style-name="Standard"><text:span text:style-name="T1">Forma normal de greibach</text:span></text:p>
      <text:p text:style-name="Standard"><text:span text:style-name="T1">E → Ea | bE | bka | +E+ | Hn | GcG | k | GD | kF <text:s/></text:span></text:p>
      <text:p text:style-name="Standard"><text:span text:style-name="T1">H → Hn | +E+ <text:s/></text:span></text:p>
      <text:p text:style-name="Standard"><text:span text:style-name="T1">D → dG <text:s/></text:span></text:p>
      <text:p text:style-name="Standard"><text:span text:style-name="T1">G → GcG | k | GD | kF <text:s/></text:span></text:p>
      <text:p text:style-name="Standard"><text:span text:style-name="T1">F → gFg | gg</text:span></text:p>
      <text:p text:style-name="Standard"><text:span text:style-name="T1">Remplazamos D para tener un terminal en las variables y como solo aparece dos veces que como simbolo inutil y lo eliminamos </text:span></text:p>
      <text:p text:style-name="Standard"><text:span text:style-name="T1">E → Ea | bE | bka | +E+ | Hn | GcG | k | GdG <text:s/>| kF <text:s/></text:span></text:p>
      <text:p text:style-name="Standard"><text:span text:style-name="T1">H → Hn | +E+ <text:s text:c="2"/></text:span></text:p>
      <text:p text:style-name="Standard"><text:span text:style-name="T1">G → GcG | k | GdG <text:s/>| kF <text:s/></text:span></text:p>
      <text:p text:style-name="Standard"><text:span text:style-name="T1">F → gFg | gg</text:span></text:p>
      <text:p text:style-name="P1"/>
      <text:p text:style-name="Standard"><text:span text:style-name="T1">Elimino la RI de E </text:span></text:p>
      <text:p text:style-name="Standard"><text:span text:style-name="T1">E → <text:s/>bETDQI | bKATDQI | +EMTDQI | kTDQI | kFTDQI</text:span></text:p>
      <text:p text:style-name="Standard"><text:span text:style-name="T1">I→ dGI | eps <text:s/></text:span></text:p>
      <text:p text:style-name="Standard"><text:soft-page-break/><text:span text:style-name="T1">T→aT| eps </text:span></text:p>
      <text:p text:style-name="Standard"><text:span text:style-name="T1">D→ nD|eps</text:span></text:p>
      <text:p text:style-name="Standard"><text:span text:style-name="T1">Q→cGQ|eps</text:span></text:p>
      <text:p text:style-name="Standard"><text:span text:style-name="T1">R→</text:span></text:p>
      <text:p text:style-name="Standard"><text:span text:style-name="T1">K→k</text:span></text:p>
      <text:p text:style-name="Standard"><text:span text:style-name="T1">M→+</text:span></text:p>
      <text:p text:style-name="Standard"><text:span text:style-name="T1">A→a</text:span></text:p>
      <text:p text:style-name="Standard"><text:span text:style-name="T1">Elimino recurcion por izquierda de H pero usando las variables anteriores</text:span></text:p>
      <text:p text:style-name="Standard"><text:span text:style-name="T1">H → +EMD <text:s text:c="2"/></text:span></text:p>
      <text:p text:style-name="Standard"><text:span text:style-name="T1">D→ nD|eps</text:span></text:p>
      <text:p text:style-name="Standard"><text:span text:style-name="T1">Elimino recurcion por izquierda de G pero usando las variables anteriores</text:span></text:p>
      <text:p text:style-name="Standard"><text:span text:style-name="T1">G → kQI | kFQI <text:s text:c="2"/></text:span></text:p>
      <text:p text:style-name="Standard"><text:span text:style-name="T1">Q→cGQ|eps</text:span></text:p>
      <text:p text:style-name="Standard"><text:span text:style-name="T1">I→ dGI | eps 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Standard"><text:span text:style-name="T5">Por ultimo colo camos toda la gramatica denuevo para pornela en la FNG </text:span></text:p>
      <text:p text:style-name="Standard"><text:span text:style-name="T5">E → <text:s/>bETDQI | bKATDQI | +EMTDQI | kTDQI | kFTDQI</text:span></text:p>
      <text:p text:style-name="Standard"><text:span text:style-name="T5">I→ dGI | eps <text:s/></text:span></text:p>
      <text:p text:style-name="Standard"><text:span text:style-name="T5">T→aT| eps </text:span></text:p>
      <text:p text:style-name="Standard"><text:span text:style-name="T5">D→ nD|eps</text:span></text:p>
      <text:p text:style-name="Standard"><text:span text:style-name="T5">Q→cGQ|eps</text:span></text:p>
      <text:p text:style-name="Standard"><text:span text:style-name="T5">R→</text:span></text:p>
      <text:p text:style-name="Standard"><text:span text:style-name="T5">K→k</text:span></text:p>
      <text:p text:style-name="Standard"><text:span text:style-name="T5">M→+</text:span></text:p>
      <text:p text:style-name="Standard"><text:span text:style-name="T5">A→a</text:span></text:p>
      <text:p text:style-name="Standard"><text:span text:style-name="T5">G → kQI | kFQI <text:s text:c="2"/></text:span></text:p>
      <text:p text:style-name="Standard"><text:span text:style-name="T5">H → +EMD <text:s text:c="2"/></text:span></text:p>
      <text:p text:style-name="Standard"><text:span text:style-name="T5">F → gFS | gS</text:span></text:p>
      <text:p text:style-name="Standard"><text:span text:style-name="T5">S→g</text:span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4" meta:paragraph-count="201" meta:word-count="836" meta:character-count="3088" meta:non-whitespace-character-count="2261"/>
    <meta:generator>LibreOfficeDev/6.0.5.2$Linux_X86_64 LibreOffice_project/</meta:generator>
  </office:meta>
</office:document-meta>
</file>